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nsolas-Bold" svg:font-family="Consolas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5ffe" officeooo:paragraph-rsid="000c3772"/>
    </style:style>
    <style:style style:name="P2" style:family="paragraph" style:parent-style-name="Standard">
      <style:text-properties officeooo:rsid="000c3772" officeooo:paragraph-rsid="000c3772"/>
    </style:style>
    <style:style style:name="P3" style:family="paragraph" style:parent-style-name="Standard">
      <style:text-properties officeooo:rsid="0010c85d" officeooo:paragraph-rsid="0010c85d"/>
    </style:style>
    <style:style style:name="P4" style:family="paragraph" style:parent-style-name="Standard">
      <style:text-properties officeooo:rsid="001ea1ea" officeooo:paragraph-rsid="001ea1ea"/>
    </style:style>
    <style:style style:name="P5" style:family="paragraph" style:parent-style-name="Standard">
      <style:text-properties officeooo:rsid="000d6c5b" officeooo:paragraph-rsid="000d6c5b"/>
    </style:style>
    <style:style style:name="P6" style:family="paragraph" style:parent-style-name="Standard">
      <style:text-properties officeooo:rsid="000d6c5b" officeooo:paragraph-rsid="000c3772"/>
    </style:style>
    <style:style style:name="P7" style:family="paragraph" style:parent-style-name="Standard">
      <style:text-properties officeooo:rsid="000e55fc" officeooo:paragraph-rsid="000e55fc"/>
    </style:style>
    <style:style style:name="P8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9" style:family="paragraph" style:parent-style-name="Standard">
      <style:text-properties fo:font-weight="bold" officeooo:rsid="0025ad04" officeooo:paragraph-rsid="0025ad04" style:font-weight-asian="bold" style:font-weight-complex="bold"/>
    </style:style>
    <style:style style:name="P10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11" style:family="paragraph" style:parent-style-name="Standard">
      <style:text-properties fo:font-weight="normal" officeooo:rsid="000fe942" officeooo:paragraph-rsid="000fe942" style:font-weight-asian="normal" style:font-weight-complex="normal"/>
    </style:style>
    <style:style style:name="P12" style:family="paragraph" style:parent-style-name="Standard">
      <style:text-properties officeooo:rsid="000fe942" officeooo:paragraph-rsid="000fe942"/>
    </style:style>
    <style:style style:name="P13" style:family="paragraph" style:parent-style-name="Standard">
      <style:text-properties officeooo:rsid="0016200b" officeooo:paragraph-rsid="0016200b"/>
    </style:style>
    <style:style style:name="P14" style:family="paragraph" style:parent-style-name="Standard">
      <style:text-properties officeooo:rsid="0016a44b" officeooo:paragraph-rsid="0016a44b"/>
    </style:style>
    <style:style style:name="P15" style:family="paragraph" style:parent-style-name="Standard">
      <style:text-properties officeooo:rsid="0025ad04" officeooo:paragraph-rsid="0025ad04"/>
    </style:style>
    <style:style style:name="P16" style:family="paragraph" style:parent-style-name="Standard">
      <style:text-properties officeooo:paragraph-rsid="0026165a"/>
    </style:style>
    <style:style style:name="P17" style:family="paragraph" style:parent-style-name="Table_20_Contents">
      <style:text-properties officeooo:rsid="000e55fc" officeooo:paragraph-rsid="000e55fc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e55fc" officeooo:paragraph-rsid="000e55fc" style:font-weight-asian="bold" style:font-weight-complex="bold"/>
    </style:style>
    <style:style style:name="P19" style:family="paragraph" style:parent-style-name="Table_20_Contents">
      <style:text-properties officeooo:rsid="000fe942" officeooo:paragraph-rsid="000fe942"/>
    </style:style>
    <style:style style:name="P20" style:family="paragraph" style:parent-style-name="Standard">
      <style:paragraph-properties fo:margin-left="0cm" fo:margin-right="0cm" fo:margin-top="0cm" fo:margin-bottom="0.106cm" style:contextual-spacing="false" fo:line-height="146%" fo:text-align="start" style:justify-single-word="false" fo:orphans="2" fo:widows="2" fo:text-indent="0cm" style:auto-text-indent="false" style:writing-mode="lr-tb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21" style:family="paragraph" style:parent-style-name="Standard" style:list-style-name="L1">
      <style:text-properties officeooo:rsid="000c3772" officeooo:paragraph-rsid="000c3772"/>
    </style:style>
    <style:style style:name="P22" style:family="paragraph" style:parent-style-name="Standard" style:list-style-name="L2">
      <style:text-properties officeooo:rsid="000c3772" officeooo:paragraph-rsid="000c3772"/>
    </style:style>
    <style:style style:name="P23" style:family="paragraph" style:parent-style-name="Standard" style:list-style-name="L1">
      <style:text-properties officeooo:rsid="0010c85d" officeooo:paragraph-rsid="0010c85d"/>
    </style:style>
    <style:style style:name="P24" style:family="paragraph" style:parent-style-name="Standard" style:list-style-name="L1">
      <style:text-properties officeooo:rsid="0010c85d" officeooo:paragraph-rsid="000fe942"/>
    </style:style>
    <style:style style:name="P25" style:family="paragraph" style:parent-style-name="Standard" style:list-style-name="L3">
      <style:text-properties officeooo:rsid="0010c85d" officeooo:paragraph-rsid="0010c85d"/>
    </style:style>
    <style:style style:name="P26" style:family="paragraph" style:parent-style-name="Standard">
      <style:text-properties officeooo:rsid="000fe942" officeooo:paragraph-rsid="000fe942"/>
    </style:style>
    <style:style style:name="P27" style:family="paragraph" style:parent-style-name="Standard" style:list-style-name="L2">
      <style:text-properties officeooo:rsid="000d6c5b" officeooo:paragraph-rsid="000d6c5b"/>
    </style:style>
    <style:style style:name="P28" style:family="paragraph" style:parent-style-name="Standard" style:list-style-name="L1">
      <style:text-properties officeooo:rsid="000d6c5b" officeooo:paragraph-rsid="000d6c5b"/>
    </style:style>
    <style:style style:name="P29" style:family="paragraph" style:parent-style-name="Standard">
      <style:text-properties officeooo:rsid="000d6c5b" officeooo:paragraph-rsid="000d6c5b"/>
    </style:style>
    <style:style style:name="P30" style:family="paragraph" style:parent-style-name="Standard">
      <style:text-properties officeooo:paragraph-rsid="0026165a"/>
    </style:style>
    <style:style style:name="P31" style:family="paragraph" style:parent-style-name="Standard">
      <style:text-properties officeooo:rsid="0027aa7a" officeooo:paragraph-rsid="0027aa7a"/>
    </style:style>
    <style:style style:name="P32" style:family="paragraph" style:parent-style-name="Standard">
      <style:text-properties officeooo:rsid="00205ffe" officeooo:paragraph-rsid="000c3772"/>
    </style:style>
    <style:style style:name="P33" style:family="paragraph" style:parent-style-name="Standard">
      <style:text-properties officeooo:rsid="001ea1ea" officeooo:paragraph-rsid="001ea1ea"/>
    </style:style>
    <style:style style:name="P34" style:family="paragraph" style:parent-style-name="Standard">
      <style:text-properties officeooo:rsid="000e55fc" officeooo:paragraph-rsid="000e55fc"/>
    </style:style>
    <style:style style:name="P35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36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37" style:family="paragraph" style:parent-style-name="Standard">
      <style:text-properties officeooo:rsid="00294a6d" officeooo:paragraph-rsid="00294a6d"/>
    </style:style>
    <style:style style:name="T1" style:family="text">
      <style:text-properties officeooo:rsid="000c3772"/>
    </style:style>
    <style:style style:name="T2" style:family="text">
      <style:text-properties officeooo:rsid="0012d846"/>
    </style:style>
    <style:style style:name="T3" style:family="text">
      <style:text-properties officeooo:rsid="000fe942"/>
    </style:style>
    <style:style style:name="T4" style:family="text">
      <style:text-properties officeooo:rsid="000d6c5b"/>
    </style:style>
    <style:style style:name="T5" style:family="text">
      <style:text-properties officeooo:rsid="0016a4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165a" style:font-weight-asian="bold" style:font-weight-complex="bold"/>
    </style:style>
    <style:style style:name="T8" style:family="text">
      <style:text-properties officeooo:rsid="00148d9f"/>
    </style:style>
    <style:style style:name="T9" style:family="text">
      <style:text-properties officeooo:rsid="0016200b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fo:font-weight="bold" style:font-weight-asian="bold" style:font-weight-complex="bold"/>
    </style:style>
    <style:style style:name="T12" style:family="text">
      <style:text-properties style:text-line-through-style="solid" style:text-line-through-type="single" officeooo:rsid="000fe942"/>
    </style:style>
    <style:style style:name="T13" style:family="text">
      <style:text-properties fo:font-variant="normal" fo:text-transform="none" style:text-line-through-style="none" style:text-line-through-type="none" style:font-name="Slack-Lato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1d1c1d" loext:opacity="100%" fo:letter-spacing="normal"/>
    </style:style>
    <style:style style:name="T16" style:family="text">
      <style:text-properties fo:font-size="9.75pt"/>
    </style:style>
    <style:style style:name="T17" style:family="text">
      <style:text-properties fo:color="#333333" loext:opacity="100%" style:font-name="Consolas" fo:font-size="10pt" style:font-size-asian="10pt"/>
    </style:style>
    <style:style style:name="T18" style:family="text">
      <style:text-properties fo:color="#333333" loext:opacity="100%" style:font-name="Consolas" fo:font-size="10pt" fo:font-weight="bold" officeooo:rsid="0026165a" style:font-size-asian="10pt" style:font-weight-asian="bold" style:font-weight-complex="bold"/>
    </style:style>
    <style:style style:name="T19" style:family="text">
      <style:text-properties fo:color="#007020" loext:opacity="100%" style:font-name="Consolas-Bold" fo:font-size="10pt" fo:font-weight="bold" officeooo:rsid="0026165a" style:font-size-asian="10pt" style:font-weight-asian="bold" style:font-weight-complex="bold"/>
    </style:style>
    <style:style style:name="T20" style:family="text">
      <style:text-properties fo:color="#666666" loext:opacity="100%" style:font-name="Consolas" fo:font-size="10pt" style:font-size-asian="10pt"/>
    </style:style>
    <style:style style:name="T21" style:family="text">
      <style:text-properties fo:color="#666666" loext:opacity="100%" style:font-name="Consolas" fo:font-size="10pt" fo:font-weight="bold" officeooo:rsid="0026165a" style:font-size-asian="10pt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1895901419536" text:id="ct1895901419536">
          <text:deletion>
            <office:change-info>
              <dc:creator>Maël THEULIERE</dc:creator>
              <dc:date>2019-03-11T10:30:55</dc:date>
            </office:change-info>
            <text:p text:style-name="P1">gganimategluewaffle,hrbrthemes,kableExtra</text:p>
          </text:deletion>
        </text:changed-region>
        <text:changed-region xml:id="ct1895901409936" text:id="ct1895901409936">
          <text:deletion>
            <office:change-info>
              <dc:creator>Maël THEULIERE</dc:creator>
              <dc:date>2019-03-01T14:50:27</dc:date>
            </office:change-info>
            <text:p text:style-name="P1"><text:span text:style-name="T1">Tmap, Tmaptools, , hrb</text:span></text:p>
          </text:deletion>
        </text:changed-region>
        <text:changed-region xml:id="ct1895901418096" text:id="ct1895901418096">
          <text:deletion>
            <office:change-info>
              <dc:creator>Maël THEULIERE</dc:creator>
              <dc:date>2019-02-21T14:46:55</dc:date>
            </office:change-info>
            <text:p text:style-name="P1"><text:span text:style-name="T1">e</text:span></text:p>
          </text:deletion>
        </text:changed-region>
        <text:changed-region xml:id="ct1895901410896" text:id="ct1895901410896">
          <text:deletion>
            <office:change-info>
              <dc:creator>Maël THEULIERE</dc:creator>
              <dc:date>2019-03-01T14:50:27</dc:date>
            </office:change-info>
            <text:p text:style-name="P1"><text:span text:style-name="T1">themes, viridis, cowplot, htmltools, htmlwidget…</text:span></text:p>
          </text:deletion>
        </text:changed-region>
        <text:changed-region xml:id="ct1895901412096" text:id="ct1895901412096">
          <text:insertion>
            <office:change-info>
              <dc:creator>Maël THEULIERE</dc:creator>
              <dc:date>2019-03-11T10:30:58</dc:date>
            </office:change-info>
          </text:insertion>
        </text:changed-region>
        <text:changed-region xml:id="ct1895901415936" text:id="ct1895901415936">
          <text:deletion>
            <office:change-info>
              <dc:creator>Auteur inconnu</dc:creator>
              <dc:date>2019-02-22T11:41:25</dc:date>
            </office:change-info>
            <text:list xml:id="list1471035146" text:style-name="L1">
              <text:list-item>
                <text:p text:style-name="P21">Rajouter systématiquement le nom des tables à utiliser.</text:p>
              </text:list-item>
            </text:list>
          </text:deletion>
        </text:changed-region>
        <text:changed-region xml:id="ct1895901421216" text:id="ct1895901421216">
          <text:insertion>
            <office:change-info>
              <dc:creator>Maël THEULIERE</dc:creator>
              <dc:date>2019-02-21T14:42:35</dc:date>
            </office:change-info>
          </text:insertion>
        </text:changed-region>
        <text:changed-region xml:id="ct1895901413296" text:id="ct1895901413296">
          <text:insertion>
            <office:change-info>
              <dc:creator>Maël THEULIERE</dc:creator>
              <dc:date>2019-03-13T09:37:16</dc:date>
            </office:change-info>
          </text:insertion>
        </text:changed-region>
        <text:changed-region xml:id="ct1895901410656" text:id="ct1895901410656">
          <text:deletion>
            <office:change-info>
              <dc:creator>Auteur inconnu</dc:creator>
              <dc:date>2019-02-22T11:41:15</dc:date>
            </office:change-info>
            <text:list xml:id="list120953234534886" text:continue-numbering="true" text:style-name="L1">
              <text:list-item>
                <text:p text:style-name="P23">Correction Exercice 6 : rajouter « TypeZone== « Commune » »</text:p>
              </text:list-item>
            </text:list>
          </text:deletion>
        </text:changed-region>
        <text:changed-region xml:id="ct1895901411136" text:id="ct1895901411136">
          <text:deletion>
            <office:change-info>
              <dc:creator>Auteur inconnu</dc:creator>
              <dc:date>2019-02-22T11:41:20</dc:date>
            </office:change-info>
            <text:list xml:id="list120953306553264" text:continue-numbering="true" text:style-name="L1">
              <text:list-item>
                <text:p text:style-name="P23">Correction Exercice 8 : remplacer la partie filter/group_by/summarise par select</text:p>
              </text:list-item>
            </text:list>
          </text:deletion>
        </text:changed-region>
        <text:changed-region xml:id="ct1895901420256" text:id="ct1895901420256">
          <text:insertion>
            <office:change-info>
              <dc:creator>Maël THEULIERE</dc:creator>
              <dc:date>2019-02-21T14:42:49</dc:date>
            </office:change-info>
          </text:insertion>
        </text:changed-region>
        <text:changed-region xml:id="ct1895901424576" text:id="ct1895901424576">
          <text:deletion>
            <office:change-info>
              <dc:creator>Maël THEULIERE</dc:creator>
              <dc:date>2019-03-08T11:57:12</dc:date>
            </office:change-info>
            <text:p text:style-name="P4">Migration des sorties graphiques dans le répertoire /figures</text:p>
          </text:deletion>
        </text:changed-region>
        <text:changed-region xml:id="ct1895901419776" text:id="ct1895901419776">
          <text:deletion>
            <office:change-info>
              <dc:creator>Maël THEULIERE</dc:creator>
              <dc:date>2019-03-05T15:56:24</dc:date>
            </office:change-info>
            <text:p text:style-name="P5">Chapitre 3 : <text:tab/>Fin Création d’un projet <text:span text:style-name="T2">(a rajouter pour chaque module)</text:span>+ github</text:p>
          </text:deletion>
        </text:changed-region>
        <text:changed-region xml:id="ct1895901416896" text:id="ct1895901416896">
          <text:format-change>
            <office:change-info>
              <dc:creator>Auteur inconnu</dc:creator>
              <dc:date>2019-02-25T09:10:49</dc:date>
            </office:change-info>
          </text:format-change>
        </text:changed-region>
        <text:changed-region xml:id="ct1895901420016" text:id="ct1895901420016">
          <text:insertion>
            <office:change-info>
              <dc:creator>Maël THEULIERE</dc:creator>
              <dc:date>2019-02-21T14:44:36</dc:date>
            </office:change-info>
          </text:insertion>
        </text:changed-region>
        <text:changed-region xml:id="ct1895901416176" text:id="ct1895901416176">
          <text:deletion>
            <office:change-info>
              <dc:creator>Maël THEULIERE</dc:creator>
              <dc:date>2019-03-08T11:45:35</dc:date>
            </office:change-info>
            <text:p text:style-name="P5">Chapitre 7 : <text:tab/></text:p>
          </text:deletion>
        </text:changed-region>
        <text:changed-region xml:id="ct1895901422656" text:id="ct1895901422656">
          <text:deletion>
            <office:change-info>
              <dc:creator>Maël THEULIERE</dc:creator>
              <dc:date>2019-03-05T16:57:31</dc:date>
            </office:change-info>
            <text:p text:style-name="P5">Fin 7.3 theme_set() +</text:p>
          </text:deletion>
        </text:changed-region>
        <text:changed-region xml:id="ct1895901422416" text:id="ct1895901422416">
          <text:deletion>
            <office:change-info>
              <dc:creator>Maël THEULIERE</dc:creator>
              <dc:date>2019-03-08T11:45:35</dc:date>
            </office:change-info>
            <text:p text:style-name="P5"><text:s/>création de son propre thème</text:p>
          </text:deletion>
        </text:changed-region>
        <text:changed-region xml:id="ct1895901412576" text:id="ct1895901412576">
          <text:deletion>
            <office:change-info>
              <dc:creator>Auteur inconnu</dc:creator>
              <dc:date>2019-02-22T11:41:40</dc:date>
            </office:change-info>
            <text:p text:style-name="P7">Chapitre 8 : <text:tab/>Symbole € + Echelle % + Séparateur de milliers</text:p>
          </text:deletion>
        </text:changed-region>
        <text:changed-region xml:id="ct1895901414016" text:id="ct1895901414016">
          <text:deletion>
            <office:change-info>
              <dc:creator>Auteur inconnu</dc:creator>
              <dc:date>2019-02-22T11:41:45</dc:date>
            </office:change-info>
            <text:p text:style-name="P8">Chapitre 10 : <text:tab/>dans les titres du facet de l’exercice ; rajouter « logements sociaux »</text:p>
          </text:deletion>
        </text:changed-region>
        <text:changed-region xml:id="ct1895901412816" text:id="ct1895901412816">
          <text:deletion>
            <office:change-info>
              <dc:creator>Auteur inconnu</dc:creator>
              <dc:date>2019-02-22T11:41:51</dc:date>
            </office:change-info>
            <text:p text:style-name="P10">supprimer la phrase « pour l’instant encore dans sa version de développement »</text:p>
          </text:deletion>
        </text:changed-region>
        <text:changed-region xml:id="ct1895901416656" text:id="ct1895901416656">
          <text:deletion>
            <office:change-info>
              <dc:creator>Auteur inconnu</dc:creator>
              <dc:date>2019-02-22T11:41:54</dc:date>
            </office:change-info>
            <text:p text:style-name="P10">fin 12.1 ; alerter sur les cendroïd France Entière</text:p>
          </text:deletion>
        </text:changed-region>
        <text:changed-region xml:id="ct1895901417376" text:id="ct1895901417376">
          <text:deletion>
            <office:change-info>
              <dc:creator>Maël THEULIERE</dc:creator>
              <dc:date>2019-03-11T10:27:44</dc:date>
            </office:change-info>
            <text:p text:style-name="P7"><text:span text:style-name="T3">12.2.3 ; problème d’affichage de la carte exemple avec facet</text:span></text:p>
          </text:deletion>
        </text:changed-region>
        <text:changed-region xml:id="ct1895901421696" text:id="ct1895901421696">
          <text:format-change>
            <office:change-info>
              <dc:creator>Auteur inconnu</dc:creator>
              <dc:date>2019-02-25T09:11:08</dc:date>
            </office:change-info>
          </text:format-change>
        </text:changed-region>
        <text:changed-region xml:id="ct1895901423136" text:id="ct1895901423136">
          <text:insertion>
            <office:change-info>
              <dc:creator>Maël THEULIERE</dc:creator>
              <dc:date>2019-02-21T14:46:04</dc:date>
            </office:change-info>
          </text:insertion>
        </text:changed-region>
        <text:changed-region xml:id="ct1895901423376" text:id="ct1895901423376">
          <text:format-change>
            <office:change-info>
              <dc:creator>Auteur inconnu</dc:creator>
              <dc:date>2019-02-25T09:11:02</dc:date>
            </office:change-info>
          </text:format-change>
        </text:changed-region>
        <text:changed-region xml:id="ct1895901423616" text:id="ct1895901423616">
          <text:deletion>
            <office:change-info>
              <dc:creator>Auteur inconnu</dc:creator>
              <dc:date>2019-02-25T09:11:36</dc:date>
            </office:change-info>
            <text:p text:style-name="P12">retire le group_by qui ne sert à rien.</text:p>
          </text:deletion>
        </text:changed-region>
        <text:changed-region xml:id="ct1895901418336" text:id="ct1895901418336">
          <text:insertion>
            <office:change-info>
              <dc:creator>Juliette Engelaere-Lefebvre</dc:creator>
              <dc:date>2021-11-27T15:30:19</dc:date>
            </office:change-info>
          </text:insertion>
        </text:changed-region>
        <text:changed-region xml:id="ct1895901423856" text:id="ct1895901423856">
          <text:insertion>
            <office:change-info>
              <dc:creator>Juliette Engelaere-Lefebvre</dc:creator>
              <dc:date>2021-11-27T11:22:15</dc:date>
            </office:change-info>
          </text:insertion>
        </text:changed-region>
        <text:changed-region xml:id="ct1895901424096" text:id="ct1895901424096">
          <text:insertion>
            <office:change-info>
              <dc:creator>Juliette Engelaere-Lefebvre</dc:creator>
              <dc:date>2021-11-28T15:00:13</dc:date>
            </office:change-info>
          </text:insertion>
        </text:changed-region>
        <text:changed-region xml:id="ct1895901409456" text:id="ct1895901409456">
          <text:insertion>
            <office:change-info>
              <dc:creator>Juliette Engelaere-Lefebvre</dc:creator>
              <dc:date>2021-11-28T15:34:14</dc:date>
            </office:change-info>
          </text:insertion>
        </text:changed-region>
        <text:changed-region xml:id="ct1895901424336" text:id="ct1895901424336">
          <text:insertion>
            <office:change-info>
              <dc:creator>Juliette Engelaere-Lefebvre</dc:creator>
              <dc:date>2021-11-28T15:35:56</dc:date>
            </office:change-info>
          </text:insertion>
        </text:changed-region>
        <text:changed-region xml:id="ct1895901413536" text:id="ct1895901413536">
          <text:deletion>
            <office:change-info>
              <dc:creator>Juliette Engelaere-Lefebvre</dc:creator>
              <dc:date>2021-11-28T15:36:06</dc:date>
            </office:change-info>
            <text:p text:style-name="P16"><text:span text:style-name="T18"><text:line-break/></text:span></text:p>
          </text:deletion>
        </text:changed-region>
        <text:changed-region xml:id="ct1896044021008" text:id="ct1896044021008">
          <text:insertion>
            <office:change-info>
              <dc:creator>Juliette Engelaere-Lefebvre</dc:creator>
              <dc:date>2021-11-28T15:35:57</dc:date>
            </office:change-info>
          </text:insertion>
        </text:changed-region>
        <text:changed-region xml:id="ct1896044026048" text:id="ct1896044026048">
          <text:insertion>
            <office:change-info>
              <dc:creator>Juliette Engelaere-Lefebvre</dc:creator>
              <dc:date>2021-11-28T15:35:49</dc:date>
            </office:change-info>
          </text:insertion>
        </text:changed-region>
        <text:changed-region xml:id="ct1896044023168" text:id="ct1896044023168">
          <text:insertion>
            <office:change-info>
              <dc:creator>Juliette Engelaere-Lefebvre</dc:creator>
              <dc:date>2021-11-28T15:36:01</dc:date>
            </office:change-info>
          </text:insertion>
        </text:changed-region>
        <text:changed-region xml:id="ct1895801162448" text:id="ct1895801162448">
          <text:insertion>
            <office:change-info>
              <dc:creator>Juliette Engelaere-Lefebvre</dc:creator>
              <dc:date>2021-11-29T11:39:08</dc:date>
            </office:change-info>
          </text:insertion>
        </text:changed-region>
        <text:changed-region xml:id="ct1895801157888" text:id="ct1895801157888">
          <text:insertion>
            <office:change-info>
              <dc:creator>Juliette Engelaere-Lefebvre</dc:creator>
              <dc:date>2021-11-29T12:09:2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8491789" text:style-name="L2">
        <text:list-item>
          <text:p text:style-name="P22">Généralités</text:p>
        </text:list-item>
      </text:list>
      <text:p text:style-name="P2"/>
      <text:p text:style-name="P12">Quid de leur montrer ce qu’est une fonction ?</text:p>
      <text:p text:style-name="P3">Souhait des stagiaires :</text:p>
      <text:list xml:id="list3877348485" text:style-name="L3">
        <text:list-item>
          <text:p text:style-name="P25">avoir plus de temps sur différents geom_XX</text:p>
        </text:list-item>
        <text:list-item>
          <text:p text:style-name="P25">superposition de geom_XX <text:span text:style-name="T2">( dans exercice)</text:span></text:p>
        </text:list-item>
        <text:list-item>
          <text:p text:style-name="P25">application à leurs propres données</text:p>
        </text:list-item>
      </text:list>
      <text:p text:style-name="P3"/>
      <text:p text:style-name="P3">Quid dédoubler la formation : statique/interactive.</text:p>
      <text:p text:style-name="P2"/>
      <text:list xml:id="list120954093621446" text:continue-list="list1888491789" text:style-name="L2">
        <text:list-item>
          <text:p text:style-name="P27">Ajout à faire</text:p>
        </text:list-item>
      </text:list>
      <text:p text:style-name="P2"/>
      <text:p text:style-name="P2"><text:span text:style-name="T4">D</text:span>ans le pack d’installation :</text:p>
      <text:p text:style-name="P1"><text:change text:change-id="ct1895901419536"/><text:change text:change-id="ct1895901409936"/><text:change text:change-id="ct1895901418096"/><text:change text:change-id="ct1895901410896"/><text:change-start text:change-id="ct1895901412096"/>...<text:change-end text:change-id="ct1895901412096"/></text:p>
      <text:p text:style-name="P2"/>
      <text:p text:style-name="P2">Dans les exercices :</text:p>
      <text:list xml:id="list120953129556369" text:continue-list="list120953306553264" text:style-name="L1">
        <text:list-item>
          <text:p text:style-name="P21"><text:change text:change-id="ct1895901415936"/></text:p>
        </text:list-item>
        <text:list-item>
          <text:p text:style-name="P28">Rajouter le nom des variables à utiliser ? <text:change-start text:change-id="ct1895901421216"/><text:span text:style-name="T9">Ou alléger les tables d’exercice</text:span><text:change-end text:change-id="ct1895901421216"/><text:change-start text:change-id="ct1895901413296"/><text:span text:style-name="T9"> ?</text:span><text:change-end text:change-id="ct1895901413296"/></text:p>
        </text:list-item>
        <text:list-item>
          <text:p text:style-name="P24">Correction de l’exercice 5 ; rajouter la version avec tmap. Attention st_as_sf(Carte_EPCI_France) à mettre avant</text:p>
        </text:list-item>
        <text:list-item>
          <text:p text:style-name="P23"><text:change text:change-id="ct1895901410656"/></text:p>
        </text:list-item>
        <text:list-item>
          <text:p text:style-name="P23"><text:change text:change-id="ct1895901411136"/></text:p>
        </text:list-item>
      </text:list>
      <text:p text:style-name="P13"><text:change-start text:change-id="ct1895901420256"/></text:p>
      <text:p text:style-name="P13">Faire des exercices sur d’autre<text:span text:style-name="T5">s</text:span> geom <text:span text:style-name="T5">voir sur une supperposition de geom </text:span>pour montrer la richesse de ggplot et l’intér<text:span text:style-name="T5">ê</text:span>t par rapport à excel</text:p>
      <text:p text:style-name="P13"/>
      <text:p text:style-name="P4"><text:change-end text:change-id="ct1895901420256"/><text:change text:change-id="ct1895901424576"/></text:p>
      <text:p text:style-name="P4"/>
      <text:p text:style-name="P7">Au début de chaque chapitre, rappeler les library à charger.</text:p>
      <text:p text:style-name="P13"/>
      <text:p text:style-name="P5"><text:change text:change-id="ct1895901419776"/></text:p>
      <text:p text:style-name="P5">Chapitre 4 : <text:tab/><text:change-start text:change-id="ct1895901416896"/><text:span text:style-name="T10">Fin 4.2 addin colourpickers </text:span><text:change-end text:change-id="ct1895901416896"/><text:change-start text:change-id="ct1895901420016"/></text:p>
      <text:p text:style-name="P13">Chapitre 6,2 : <text:s/>Préciser comment ne pas afficher une légende avec guides<text:change-end text:change-id="ct1895901420016"/></text:p>
      <text:p text:style-name="P5"><text:change text:change-id="ct1895901416176"/><text:change text:change-id="ct1895901422656"/><text:change text:change-id="ct1895901422416"/></text:p>
      <text:p text:style-name="P7"><text:change text:change-id="ct1895901412576"/></text:p>
      <text:p text:style-name="P8"><text:change text:change-id="ct1895901414016"/></text:p>
      <text:p text:style-name="P10">Chapitre 12 : <text:tab/>début ; présentation de sf et data (World)</text:p>
      <text:p text:style-name="P10"><text:tab/><text:tab/><text:change text:change-id="ct1895901412816"/></text:p>
      <text:p text:style-name="P10"><text:tab/><text:tab/><text:change text:change-id="ct1895901416656"/></text:p>
      <text:p text:style-name="P10"><text:tab/><text:tab/>12.2 ; attention dans tm_polygons arguments « n= » ne fonctionne pas bien. Utilisation de breaks ?</text:p>
      <text:p text:style-name="P7"><text:tab/><text:tab/><text:change text:change-id="ct1895901417376"/></text:p>
      <text:p text:style-name="P7"><text:tab/><text:tab/><text:change-start text:change-id="ct1895901421696"/><text:span text:style-name="T12">12.2.5 ; différencier le titre de la légende du titre de la carte pour mieux distinguer quels arguments changer.</text:span><text:change-end text:change-id="ct1895901421696"/><text:change-start text:change-id="ct1895901423136"/></text:p>
      <text:p text:style-name="P14">Rajouter l’instruction pour sauvegarder une carte tmap<text:change-end text:change-id="ct1895901423136"/></text:p>
      <text:p text:style-name="P12">Chapitre 13 :<text:tab/><text:change-start text:change-id="ct1895901423376"/><text:span text:style-name="T10">Exercice ; « part </text:span><text:span text:style-name="T11">communale</text:span><text:span text:style-name="T10"> de logements »</text:span><text:change-end text:change-id="ct1895901423376"/></text:p>
      <text:p text:style-name="P12">Chapitre 14 : <text:tab/>14.1.2 ; <text:change text:change-id="ct1895901423616"/></text:p>
      <text:p text:style-name="P12"><text:tab/><text:tab/><text:tab/> Rajouter à la fin <text:span text:style-name="T6">%&gt; % browsable()</text:span></text:p>
      <text:p text:style-name="P11"><text:tab/><text:tab/>14.2 : alerte sur le fait que leaflet ne connaît qu<text:span text:style-name="T8">e</text:span> le WGS84</text:p>
      <text:p text:style-name="P11"><text:tab/><text:tab/>rajouter l’enregistrement ; saveWidget()</text:p>
      <text:list xml:id="list120955016889845" text:continue-list="list120954093621446" text:style-name="L2">
        <text:list-item>
          <text:p text:style-name="P22">Timing</text:p>
          <text:p text:style-name="P22"><text:soft-page-break/></text:p>
        </text:list-item>
      </text:list>
      <table:table table:name="Tableau1" table:style-name="Tableau1">
        <table:table-column table:style-name="Tableau1.A" table:number-columns-repeated="3"/>
        <table:table-row table:style-name="TableLine1896045962768">
          <table:table-cell table:style-name="Tableau1.A1" office:value-type="string">
            <text:p text:style-name="P18">Chapitre</text:p>
          </table:table-cell>
          <table:table-cell table:style-name="Tableau1.A1" office:value-type="string">
            <text:p text:style-name="P18">Début</text:p>
          </table:table-cell>
          <table:table-cell table:style-name="Tableau1.C1" office:value-type="string">
            <text:p text:style-name="P18">Fin</text:p>
          </table:table-cell>
        </table:table-row>
        <table:table-row table:style-name="TableLine1896045952432">
          <table:table-cell table:style-name="Tableau1.A8" office:value-type="string">
            <text:p text:style-name="P17">Chapitre 1</text:p>
          </table:table-cell>
          <table:table-cell table:style-name="Tableau1.B8" office:value-type="string">
            <text:p text:style-name="P17">9h25</text:p>
          </table:table-cell>
          <table:table-cell table:style-name="Tableau1.C8" office:value-type="string">
            <text:p text:style-name="Table_20_Contents"/>
          </table:table-cell>
        </table:table-row>
        <table:table-row table:style-name="TableLine1896045960592">
          <table:table-cell table:style-name="Tableau1.A8" office:value-type="string">
            <text:p text:style-name="P17">Chapitre 3</text:p>
          </table:table-cell>
          <table:table-cell table:style-name="Tableau1.B8" office:value-type="string">
            <text:p text:style-name="P17">9h30</text:p>
          </table:table-cell>
          <table:table-cell table:style-name="Tableau1.C8" office:value-type="string">
            <text:p text:style-name="Table_20_Contents"/>
          </table:table-cell>
        </table:table-row>
        <table:table-row table:style-name="TableLine1896045956240">
          <table:table-cell table:style-name="Tableau1.A8" office:value-type="string">
            <text:p text:style-name="P17">Chapitre 4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P17">10h55 (avec correction)</text:p>
          </table:table-cell>
        </table:table-row>
        <table:table-row table:style-name="TableLine1896045946176">
          <table:table-cell table:style-name="Tableau1.A8" office:value-type="string">
            <text:p text:style-name="P17">Chapitre 6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P17">11h45</text:p>
          </table:table-cell>
        </table:table-row>
        <table:table-row table:style-name="TableLine1896045961136">
          <table:table-cell table:style-name="Tableau1.A8" office:value-type="string">
            <text:p text:style-name="P17">Chapitre 7</text:p>
          </table:table-cell>
          <table:table-cell table:style-name="Tableau1.B8" office:value-type="string">
            <text:p text:style-name="P17">13h30</text:p>
          </table:table-cell>
          <table:table-cell table:style-name="Tableau1.C8" office:value-type="string">
            <text:p text:style-name="P17">14h30</text:p>
          </table:table-cell>
        </table:table-row>
        <table:table-row table:style-name="TableLine1896045954064">
          <table:table-cell table:style-name="Tableau1.A8" office:value-type="string">
            <text:p text:style-name="P17">Chapitre 8</text:p>
          </table:table-cell>
          <table:table-cell table:style-name="Tableau1.B8" office:value-type="string">
            <text:p text:style-name="P17">14h30</text:p>
          </table:table-cell>
          <table:table-cell table:style-name="Tableau1.C8" office:value-type="string">
            <text:p text:style-name="P17">15h50</text:p>
          </table:table-cell>
        </table:table-row>
        <table:table-row table:style-name="TableLine1896045959232">
          <table:table-cell table:style-name="Tableau1.A8" office:value-type="string">
            <text:p text:style-name="P17">Chapitre 9</text:p>
          </table:table-cell>
          <table:table-cell table:style-name="Tableau1.B8" office:value-type="string">
            <text:p text:style-name="P17">16h00</text:p>
          </table:table-cell>
          <table:table-cell table:style-name="Tableau1.C8" office:value-type="string">
            <text:p text:style-name="Table_20_Contents"/>
          </table:table-cell>
        </table:table-row>
        <table:table-row table:style-name="TableLine1896045951344">
          <table:table-cell table:style-name="Tableau1.A9" office:value-type="string">
            <text:p text:style-name="Table_20_Contents"/>
          </table:table-cell>
          <table:table-cell table:style-name="Tableau1.B9" office:value-type="string">
            <text:p text:style-name="Table_20_Contents"/>
          </table:table-cell>
          <table:table-cell table:style-name="Tableau1.C9" office:value-type="string">
            <text:p text:style-name="Table_20_Contents"/>
          </table:table-cell>
        </table:table-row>
        <table:table-row table:style-name="TableLine1896045961680">
          <table:table-cell table:style-name="Tableau1.A10" office:value-type="string">
            <text:p text:style-name="P17">Chapitre 11</text:p>
          </table:table-cell>
          <table:table-cell table:style-name="Tableau1.B10" office:value-type="string">
            <text:p text:style-name="P17">9h00</text:p>
          </table:table-cell>
          <table:table-cell table:style-name="Tableau1.C10" office:value-type="string">
            <text:p text:style-name="Table_20_Contents"/>
          </table:table-cell>
        </table:table-row>
        <table:table-row table:style-name="TableLine1896045963040">
          <table:table-cell table:style-name="Tableau1.A13" office:value-type="string">
            <text:p text:style-name="P19">Chapitre 12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P19">12h00 (avec 50min d’exercice)</text:p>
          </table:table-cell>
        </table:table-row>
        <table:table-row table:style-name="TableLine1896045961952">
          <table:table-cell table:style-name="Tableau1.A12" office:value-type="string">
            <text:p text:style-name="P19">Chapitre 13</text:p>
          </table:table-cell>
          <table:table-cell table:style-name="Tableau1.B12" office:value-type="string">
            <text:p text:style-name="P19">13h15</text:p>
          </table:table-cell>
          <table:table-cell table:style-name="Tableau1.C12" office:value-type="string">
            <text:p text:style-name="Table_20_Contents"/>
          </table:table-cell>
        </table:table-row>
        <table:table-row table:style-name="TableLine1896045962224">
          <table:table-cell table:style-name="Tableau1.A13" office:value-type="string">
            <text:p text:style-name="P19">Chapitre 14</text:p>
          </table:table-cell>
          <table:table-cell table:style-name="Tableau1.B13" office:value-type="string">
            <text:p text:style-name="P19"/>
          </table:table-cell>
          <table:table-cell table:style-name="Tableau1.C13" office:value-type="string">
            <text:p text:style-name="P19">14h50 (avant exercice)</text:p>
          </table:table-cell>
        </table:table-row>
      </table:table>
      <text:p text:style-name="P2"/>
      <text:p text:style-name="P6"><text:change-start text:change-id="ct1895901418336"/><text:a xlink:type="simple" xlink:href="https://app.slack.com/team/UTRGW9014" office:target-frame-name="_blank" xlink:show="new" text:style-name="Internet_20_link" text:visited-style-name="Visited_20_Internet_20_Link"><text:span text:style-name="T14"><text:line-break/>MurielleL</text:span></text:a><text:span text:style-name="T15">  </text:span><text:a xlink:type="simple" xlink:href="https://datadrealcgdd.slack.com/archives/DV1KVELES/p1637749190014300?thread_ts=1637747209.010700&amp;cid=DV1KVELES" text:style-name="Internet_20_link" text:visited-style-name="Visited_20_Internet_20_Link"><text:span text:style-name="T13">il y a 3 jours</text:span></text:a></text:p>
      <text:p text:style-name="P20">Alors j'ai pas tout retrouvé:<text:line-break/>1ere 1/2 J1: -&gt; Chap 7<text:line-break/>2eme 1/2 J1: -&gt; Chap 12<text:line-break/>Pour info: je ne fais pas le Chap 14 (tmap) <text:span text:style-name="T16">(modifié) </text:span></text:p>
      <text:p text:style-name="P6"><text:change-end text:change-id="ct1895901418336"/><text:change-start text:change-id="ct1895901423856"/></text:p>
      <text:p text:style-name="P15">Exercice 1 </text:p>
      <text:p text:style-name="P15">Ajouter dans la consigne qu'on veut 1 point par EPCI – savoirfR et support</text:p>
      <text:p text:style-name="P9"><text:change-end text:change-id="ct1895901423856"/><text:change-start text:change-id="ct1895901424096"/><text:line-break/>Exercice 2 :</text:p>
      <text:p text:style-name="P9">dans savoirFr, chap 7.1 dans la consigne <text:change-end text:change-id="ct1895901424096"/><text:change-start text:change-id="ct1895901409456"/></text:p>
      <text:p text:style-name="P9"/>
      <text:p text:style-name="P16"><text:change-end text:change-id="ct1895901409456"/><text:change-start text:change-id="ct1895901424336"/><text:span text:style-name="T7">Exercice 4 : indiquer le dataset de départ dans savoirfR<text:line-break/></text:span><text:span text:style-name="T18">rpls_aggrege + les indications sur </text:span><text:change-end text:change-id="ct1895901424336"/><text:change text:change-id="ct1895901413536"/><text:change-start text:change-id="ct1896044021008"/></text:p>
      <text:p text:style-name="P16"><text:change-end text:change-id="ct1896044021008"/><text:span text:style-name="T18">les listes de modalités<text:line-break/></text:span><text:change-start text:change-id="ct1896044026048"/><text:span text:style-name="T19">unique</text:span><text:span text:style-name="T18">(rpls_aggrege</text:span><text:span text:style-name="T21">$</text:span><text:span text:style-name="T18">Indicateur)</text:span><text:change-end text:change-id="ct1896044026048"/><text:change-start text:change-id="ct1896044023168"/></text:p>
      <text:p text:style-name="P16"><text:span text:style-name="T19">levels</text:span><text:span text:style-name="T17">(rpls_aggrege</text:span><text:span text:style-name="T20">$</text:span><text:span text:style-name="T17">Indicateur)</text:span><text:change-end text:change-id="ct1896044023168"/><text:change-start text:change-id="ct1895801162448"/></text:p>
      <text:p text:style-name="P16"><text:span text:style-name="T17"/></text:p>
      <text:p text:style-name="P31"><text:change-end text:change-id="ct1895801162448"/><text:change-start text:change-id="ct1895801157888"/><text:span text:style-name="T17"/></text:p>
      <text:p text:style-name="P37"><text:span text:style-name="T17">§16.2 → sortie carte absente</text:span><text:change-end text:change-id="ct189580115788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lack-Lato" svg:font-family="Slack-Lato, appleLog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nsolas-Bold" svg:font-family="Consolas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2:09:52.587000000</meta:creation-date>
    <meta:editing-duration>P0D</meta:editing-duration>
    <meta:editing-cycles>1</meta:editing-cycles>
    <meta:generator>LibreOffice/7.0.5.2$Windows_X86_64 LibreOffice_project/64390860c6cd0aca4beafafcfd84613dd9dfb63a</meta:generator>
    <meta:document-statistic meta:table-count="1" meta:image-count="0" meta:object-count="0" meta:page-count="2" meta:paragraph-count="70" meta:word-count="369" meta:character-count="2145" meta:non-whitespace-character-count="1819"/>
  </office:meta>
</office:document-meta>
</file>